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476cm" style:rel-column-width="31273*"/>
    </style:style>
    <style:style style:name="Table5.B" style:family="table-column">
      <style:table-column-properties style:column-width="13.668cm" style:rel-column-width="34262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5" style:family="paragraph" style:parent-style-name="Table_20_Contents">
      <style:text-properties officeooo:paragraph-rsid="0395ff43"/>
    </style:style>
    <style:style style:name="P6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text-properties officeooo:paragraph-rsid="0399ad07"/>
    </style:style>
    <style:style style:name="P9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text-properties style:font-name="Courier New" fo:font-size="10pt" fo:language="zxx" fo:country="none" officeooo:paragraph-rsid="03b8181e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99ad07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fo:font-size="14pt" fo:language="zxx" fo:country="none" officeooo:rsid="0394b786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39a3e2f"/>
    </style:style>
    <style:style style:name="T12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officeooo:rsid="03b8181e"/>
    </style:style>
    <style:style style:name="T19" style:family="text">
      <style:text-properties officeooo:rsid="03bb832f"/>
    </style:style>
    <style:style style:name="T20" style:family="text">
      <style:text-properties officeooo:rsid="03acf890"/>
    </style:style>
    <style:style style:name="T21" style:family="text">
      <style:text-properties officeooo:rsid="03bcc2cc"/>
    </style:style>
    <style:style style:name="T22" style:family="text">
      <style:text-properties style:font-name="Courier New" officeooo:rsid="03acf890"/>
    </style:style>
    <style:style style:name="T23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6">7</text:span></text:span><text:span text:style-name="Default_20_Paragraph_20_Font"><text:span text:style-name="T7">.</text:span></text:span><text:span text:style-name="Default_20_Paragraph_20_Font"><text:span text:style-name="T8">5</text:span></text:span><text:span text:style-name="Default_20_Paragraph_20_Font"><text:span text:style-name="T1"> –</text:span></text:span><text:span text:style-name="Default_20_Paragraph_20_Font"><text:span text:style-name="T9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10">https://github.com/Serrin/Celestra/</text:span></text:span></text:a></text:p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lugin <text:span text:style-name="T11">properties</text:span></text:p>
          </table:table-cell>
          <table:table-cell table:style-name="Table5.B1" office:value-type="string">
            <text:p text:style-name="P4"><text:span text:style-name="Source_20_Text"><text:span text:style-name="T12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5"><text:span text:style-name="Source_20_Text"><text:span text:style-name="T13">assert(condition [, message]);</text:span></text:span></text:p>
          </table:table-cell>
          <table:table-cell table:style-name="Table5.B2" office:value-type="string">
            <text:p text:style-name="P5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]);</text:span></text:span></text:p>
          </table:table-cell>
        </table:table-row>
        <table:table-row table:style-name="Table5.3">
          <table:table-cell table:style-name="Table5.A3" office:value-type="string">
            <text:p text:style-name="P6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3">Default value is true. If this property is true, then always the strict equality is used in the </text:span><text:span text:style-name="Source_20_Text"><text:span text:style-name="T13">assert.equal();</text:span></text:span><text:span text:style-name="T13">, </text:span><text:span text:style-name="Source_20_Text"><text:span text:style-name="T13">assert.notEqual();</text:span></text:span><text:span text:style-name="T13">, </text:span><text:span text:style-name="Source_20_Text"><text:span text:style-name="T13">assert.deepEqual();</text:span></text:span><text:span text:style-name="T13">, </text:span><text:span text:style-name="Source_20_Text"><text:span text:style-name="T13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7"><text:span text:style-name="Source_20_Text"><text:span text:style-name="T17">assert.deepEqual(value1, value2 [, message]);</text:span></text:span></text:p>
          </table:table-cell>
          <table:table-cell table:style-name="Table5.B4" office:value-type="string">
            <text:p text:style-name="P8"><text:span text:style-name="Source_20_Text"><text:span text:style-name="T13">celestra.deepStrictEqual(value1, value2 [, message]);</text:span></text:span><text:span text:style-name="T13"> or</text:span></text:p>
            <text:p text:style-name="P8"><text:span text:style-name="Source_20_Text"><text:span text:style-name="T13">celestra.assertDeepEqual(value1, value2 [, message]);</text:span></text:span></text:p>
          </table:table-cell>
        </table:table-row>
        <table:table-row table:style-name="Table5.5">
          <table:table-cell table:style-name="Table5.A3" office:value-type="string">
            <text:p text:style-name="P9">assert.doesNotMatch(s<text:span text:style-name="T18">tring</text:span>, r<text:span text:style-name="T18">egexp</text:span>, m<text:span text:style-name="T18">essage</text:span>);</text:p>
          </table:table-cell>
          <table:table-cell table:style-name="Table5.B5" office:value-type="string">
            <text:p text:style-name="P10"><text:span text:style-name="T18">celestra</text:span>.<text:span text:style-name="T18">assertD</text:span>oesNotMatch(s<text:span text:style-name="T18">tring</text:span>, r<text:span text:style-name="T18">egexp</text:span>, m<text:span text:style-name="T18">essage</text:span>);</text:p>
          </table:table-cell>
        </table:table-row>
        <table:table-row table:style-name="Table5.6">
          <table:table-cell table:style-name="Table5.A3" office:value-type="string">
            <text:p text:style-name="P7"><text:span text:style-name="Source_20_Text"><text:span text:style-name="T17">assert.equal(value1, value2 [, message]);</text:span></text:span></text:p>
          </table:table-cell>
          <table:table-cell table:style-name="Table5.B5" office:value-type="string">
            <text:p text:style-name="P11"><text:span text:style-name="Source_20_Text"><text:span text:style-name="T17">celestra.assertStrictEqual(value1, value2 [, message]);</text:span></text:span> or</text:p>
            <text:p text:style-name="P11"><text:span text:style-name="Source_20_Text"><text:span text:style-name="T17">celestra.assertEqual(value1, value2 [, message]);</text:span></text:span></text:p>
          </table:table-cell>
        </table:table-row>
        <table:table-row table:style-name="Table5.7">
          <table:table-cell table:style-name="Table5.A3" office:value-type="string">
            <text:p text:style-name="P9">assert.fail(m<text:span text:style-name="T18">essage </text:span><text:span text:style-name="T19">OR error</text:span>);</text:p>
          </table:table-cell>
          <table:table-cell table:style-name="Table5.B7" office:value-type="string">
            <text:p text:style-name="P12">celestra.assertFail(m<text:span text:style-name="T18">essage </text:span><text:span text:style-name="T19">OR error</text:span>);</text:p>
          </table:table-cell>
        </table:table-row>
        <table:table-row table:style-name="Table5.8">
          <table:table-cell table:style-name="Table5.A3" office:value-type="string">
            <text:p text:style-name="P7"><text:span text:style-name="Source_20_Text"><text:span text:style-name="T17">assert.isFalse(condition [, message]);</text:span></text:span></text:p>
          </table:table-cell>
          <table:table-cell table:style-name="Table5.B7" office:value-type="string">
            <text:p text:style-name="Table_20_Contents"><text:span text:style-name="Source_20_Text"><text:span text:style-name="T13">celestra.assertFalse(condition [, message]);</text:span></text:span></text:p>
          </table:table-cell>
        </table:table-row>
        <table:table-row table:style-name="Table5.9">
          <table:table-cell table:style-name="Table5.A3" office:value-type="string">
            <text:p text:style-name="P7"><text:span text:style-name="Source_20_Text"><text:span text:style-name="T17">assert.isNil(value [, message]);</text:span></text:span></text:p>
          </table:table-cell>
          <table:table-cell table:style-name="Table5.B9" office:value-type="string">
            <text:p text:style-name="P7"><text:span text:style-name="Source_20_Text"><text:span text:style-name="T17">celestra.assertIsNil(value [, message]);</text:span></text:span></text:p>
          </table:table-cell>
        </table:table-row>
        <table:table-row table:style-name="Table5.10">
          <table:table-cell table:style-name="Table5.A3" office:value-type="string">
            <text:p text:style-name="Table_20_Contents"><text:span text:style-name="Source_20_Text"><text:span text:style-name="T13">assert.isNotNil(value [, message]);</text:span></text:span></text:p>
          </table:table-cell>
          <table:table-cell table:style-name="Table5.B10" office:value-type="string">
            <text:p text:style-name="Table_20_Contents"><text:span text:style-name="Source_20_Text"><text:span text:style-name="T13">celestra.assertIsNotNil(value [, message]);</text:span></text:span></text:p>
          </table:table-cell>
        </table:table-row>
        <table:table-row table:style-name="Table5.11">
          <table:table-cell table:style-name="Table5.A3" office:value-type="string">
            <text:p text:style-name="P9"><text:span text:style-name="Source_20_Text"><text:span text:style-name="T17">assert.isTrue(condition [, message]);</text:span></text:span></text:p>
          </table:table-cell>
          <table:table-cell table:style-name="Table5.B10" office:value-type="string">
            <text:p text:style-name="P9"><text:span text:style-name="Source_20_Text"><text:span text:style-name="T17">celestra.assertTrue(condition [, message]);</text:span></text:span></text:p>
          </table:table-cell>
        </table:table-row>
        <table:table-row table:style-name="Table5.12">
          <table:table-cell table:style-name="Table5.A3" office:value-type="string">
            <text:p text:style-name="P9">assert.match(s<text:span text:style-name="T18">tring</text:span>, r<text:span text:style-name="T18">egexp</text:span>, m<text:span text:style-name="T18">essage</text:span>);</text:p>
          </table:table-cell>
          <table:table-cell table:style-name="Table5.B12" office:value-type="string">
            <text:p text:style-name="P10"><text:span text:style-name="T18">celestra</text:span>.assertMatch(s<text:span text:style-name="T18">tring</text:span>,r<text:span text:style-name="T18">egexp</text:span>, m<text:span text:style-name="T18">essage</text:span>);</text:p>
          </table:table-cell>
        </table:table-row>
        <table:table-row table:style-name="Table5.13">
          <table:table-cell table:style-name="Table5.A3" office:value-type="string">
            <text:p text:style-name="P9"><text:span text:style-name="Source_20_Text"><text:span text:style-name="T17">assert.notDeepEqual(value1, value2 [, message]);</text:span></text:span></text:p>
          </table:table-cell>
          <table:table-cell table:style-name="Table5.B12" office:value-type="string">
            <text:p text:style-name="P11"><text:span text:style-name="Source_20_Text"><text:span text:style-name="T17">celestra.assertNotDeepStrictEqual(value1, value2 [, message]);</text:span></text:span> </text:p>
            <text:p text:style-name="P11">or <text:span text:style-name="Source_20_Text"><text:span text:style-name="T17">celestra.assertNotDeepEqual(value1, value2 [, message]);</text:span></text:span></text:p>
          </table:table-cell>
        </table:table-row>
        <table:table-row table:style-name="Table5.14">
          <table:table-cell table:style-name="Table5.A3" office:value-type="string">
            <text:p text:style-name="P9"><text:span text:style-name="Source_20_Text"><text:span text:style-name="T17">assert.notEqual(value1, value2 [, message]);</text:span></text:span></text:p>
          </table:table-cell>
          <table:table-cell table:style-name="Table5.B14" office:value-type="string">
            <text:p text:style-name="P11"><text:span text:style-name="Source_20_Text"><text:span text:style-name="T17">celestra.assertNotStrictEqual(value1, value2 [, message]);</text:span></text:span> or</text:p>
            <text:p text:style-name="P11"><text:span text:style-name="Source_20_Text"><text:span text:style-name="T17">celestra.assertNotEqual(value1, value2 [, message]);</text:span></text:span></text:p>
          </table:table-cell>
        </table:table-row>
        <table:table-row table:style-name="Table5.15">
          <table:table-cell table:style-name="Table5.A3" office:value-type="string">
            <text:p text:style-name="P9"><text:span text:style-name="Source_20_Text"><text:span text:style-name="T17">assert.notStrictEqual(value1, value2 [, message]);</text:span></text:span></text:p>
          </table:table-cell>
          <table:table-cell table:style-name="Table5.B15" office:value-type="string">
            <text:p text:style-name="Table_20_Contents"><text:span text:style-name="Source_20_Text"><text:span text:style-name="T13">celestra.assertNotStrictEqual(value1, value2 [, message]);</text:span></text:span></text:p>
          </table:table-cell>
        </table:table-row>
        <table:table-row table:style-name="Table5.16">
          <table:table-cell table:style-name="Table5.A3" office:value-type="string">
            <text:p text:style-name="P9"><text:span text:style-name="Source_20_Text"><text:span text:style-name="T17">assert.notType(value, typeString OR constructor [, message]);</text:span></text:span></text:p>
          </table:table-cell>
          <table:table-cell table:style-name="Table5.B16" office:value-type="string">
            <text:p text:style-name="P9"><text:span text:style-name="Source_20_Text"><text:span text:style-name="T17">celestra.assertNotType(value, typeString OR constructor [, message]);</text:span></text:span></text:p>
          </table:table-cell>
        </table:table-row>
        <table:table-row table:style-name="Table5.17">
          <table:table-cell table:style-name="Table5.A3" office:value-type="string">
            <text:p text:style-name="P9"><text:span text:style-name="Source_20_Text"><text:span text:style-name="T17">assert.ok(condition [, message]);</text:span></text:span></text:p>
          </table:table-cell>
          <table:table-cell table:style-name="Table5.B17" office:value-type="string">
            <text:p text:style-name="P9"><text:span text:style-name="Source_20_Text"><text:span text:style-name="T17">celestra.assert(condition [, message]);</text:span></text:span></text:p>
          </table:table-cell>
        </table:table-row>
        <table:table-row table:style-name="Table5.18">
          <table:table-cell table:style-name="Table5.A18" office:value-type="string">
            <text:p text:style-name="P9"><text:span text:style-name="Source_20_Text"><text:span text:style-name="T17">assert.strictEqual(value1, value2 [, message]);</text:span></text:span></text:p>
          </table:table-cell>
          <table:table-cell table:style-name="Table5.B18" office:value-type="string">
            <text:p text:style-name="P9"><text:span text:style-name="Source_20_Text"><text:span text:style-name="T17">celestra.assertStrictEqual(value1, value2 [, message]);</text:span></text:span></text:p>
          </table:table-cell>
        </table:table-row>
        <table:table-row table:style-name="Table5.19">
          <table:table-cell table:style-name="Table5.A19" office:value-type="string">
            <text:p text:style-name="P13"><text:span text:style-name="T20">assert.</text:span><text:span text:style-name="T21">T</text:span>hrows<text:span text:style-name="T20">(callback </text:span><text:span text:style-name="Source_20_Text"><text:span text:style-name="T22">[, message]);</text:span></text:span></text:p>
          </table:table-cell>
          <table:table-cell table:style-name="Table5.B19" office:value-type="string">
            <text:p text:style-name="P14"><text:span text:style-name="T23">c</text:span>elestra.assertThrows(callback <text:span text:style-name="Source_20_Text"><text:span text:style-name="T17">[, message]);</text:span></text:span></text:p>
          </table:table-cell>
        </table:table-row>
        <table:table-row table:style-name="Table5.20">
          <table:table-cell table:style-name="Table5.A20" office:value-type="string">
            <text:p text:style-name="P9"><text:span text:style-name="Source_20_Text"><text:span text:style-name="T17">assert.type(value, typeString OR constructor [, message]);</text:span></text:span></text:p>
          </table:table-cell>
          <table:table-cell table:style-name="Table5.B20" office:value-type="string">
            <text:p text:style-name="P9"><text:span text:style-name="Source_20_Text"><text:span text:style-name="T17">celestra.assertType(value, typeString OR constructor [, message]);</text:span></text:span></text:p>
          </table:table-cell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3T21:08:04.290785500</dc:date>
    <meta:print-date>2025-07-23T20:40:12.592668900</meta:print-date>
    <meta:editing-cycles>975</meta:editing-cycles>
    <meta:editing-duration>P1DT3H36M12S</meta:editing-duration>
    <meta:printed-by>PDF files</meta:printed-by>
    <meta:document-statistic meta:table-count="1" meta:image-count="0" meta:object-count="0" meta:page-count="1" meta:paragraph-count="46" meta:word-count="188" meta:character-count="2184" meta:non-whitespace-character-count="2039"/>
    <meta:template xlink:type="simple" xlink:actuate="onRequest" xlink:title="" xlink:href="Normal.dotm"/>
  </office:meta>
</office:document-meta>
</file>